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style:font-name="Times New Roman"/>
    </style:style>
    <style:style style:name="P2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fo:font-size="18pt" fo:font-weight="bold" officeooo:rsid="0003f93c" officeooo:paragraph-rsid="0003f93c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officeooo:rsid="0003f93c" officeooo:paragraph-rsid="0003f93c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rsid="0003f93c" officeooo:paragraph-rsid="0003f93c"/>
    </style:style>
    <style:style style:name="P5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Times New Roman" officeooo:rsid="0003f93c" officeooo:paragraph-rsid="0003f93c"/>
    </style:style>
    <style:style style:name="P6" style:family="paragraph" style:parent-style-name="Standard">
      <style:paragraph-properties fo:margin-top="0cm" fo:margin-bottom="0.499cm" style:contextual-spacing="false" fo:text-align="end" style:justify-single-word="false"/>
      <style:text-properties style:font-name="Times New Roman" officeooo:rsid="0003f93c" officeooo:paragraph-rsid="0003f93c"/>
    </style:style>
    <style:style style:name="P7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officeooo:rsid="0003f93c" officeooo:paragraph-rsid="0003f93c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/>
      <style:text-properties style:font-name="Times New Roman" fo:font-size="16pt" fo:font-weight="bold" officeooo:rsid="0003f93c" officeooo:paragraph-rsid="0003f93c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МАИ</text:p>
      <text:p text:style-name="P3"/>
      <text:p text:style-name="P2">Кафедра <text:s/>Теоретической электротехники</text:p>
      <text:p text:style-name="P2">Лаборатория ТОЭ</text:p>
      <text:p text:style-name="P3"/>
      <text:p text:style-name="P3"><text:span text:style-name="T1">Отчет по работе №</text:span>____________</text:p>
      <text:p text:style-name="P3"/>
      <text:p text:style-name="P4">_________________________________________________________</text:p>
      <text:p text:style-name="P3">Наименование работы</text:p>
      <text:p text:style-name="P3"/>
      <text:p text:style-name="P4"><text:span text:style-name="T1">студента</text:span>_________________________________<text:span text:style-name="T2"> </text:span><text:span text:style-name="T1">группы</text:span>________________</text:p>
      <text:p text:style-name="P5"><text:tab/><text:tab/><text:tab/><text:tab/><text:tab/> Ф.И.О</text:p>
      <text:p text:style-name="P5"/>
      <text:p text:style-name="P4"><text:span text:style-name="T1">Отчет принял преподаватель</text:span>____________________________</text:p>
      <text:p text:style-name="P3"><text:tab/><text:tab/><text:tab/><text:tab/>Ф.И.О</text:p>
      <text:p text:style-name="P3"/>
      <text:p text:style-name="P3"/>
      <text:p text:style-name="P6">«_______»_____________________ 20____ г.</text:p>
      <text:p text:style-name="P7">_____________________________________</text:p>
      <text:p text:style-name="P6">Подпись преподавателя</text:p>
      <text:p text:style-name="P6"/>
      <text:p text:style-name="P6"/>
      <text:p text:style-name="P6"/>
      <text:p text:style-name="P8"/>
      <text:p text:style-name="P8">20 <text:s text:c="3"/>год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9T11:57:01.785853433</meta:creation-date>
    <dc:date>2025-09-29T12:10:42.485606901</dc:date>
    <meta:editing-duration>PT13M40S</meta:editing-duration>
    <meta:editing-cycles>3</meta:editing-cycles>
    <meta:generator>LibreOffice/25.8.1.1$Linux_X86_64 LibreOffice_project/b8b78ba23aae86d510cf2b39c7a2a9bdb3d77d6a</meta:generator>
    <meta:document-statistic meta:table-count="0" meta:image-count="0" meta:object-count="0" meta:page-count="1" meta:paragraph-count="14" meta:word-count="28" meta:character-count="405" meta:non-whitespace-character-count="377"/>
  </office:meta>
</office:document-meta>
</file>